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f35b" officeooo:paragraph-rsid="0012f35b"/>
    </style:style>
    <style:style style:name="P2" style:family="paragraph" style:parent-style-name="Standard">
      <style:text-properties officeooo:rsid="0014e715" officeooo:paragraph-rsid="0014e715"/>
    </style:style>
    <style:style style:name="P3" style:family="paragraph" style:parent-style-name="Standard">
      <style:text-properties officeooo:rsid="00159dd7" officeooo:paragraph-rsid="00159dd7"/>
    </style:style>
    <style:style style:name="P4" style:family="paragraph" style:parent-style-name="Standard">
      <style:text-properties fo:font-weight="bold" officeooo:rsid="0012f35b" officeooo:paragraph-rsid="0012f35b" style:font-weight-asian="bold" style:font-weight-complex="bold"/>
    </style:style>
    <style:style style:name="P5" style:family="paragraph" style:parent-style-name="Standard">
      <style:text-properties fo:font-weight="bold" officeooo:rsid="0014e715" officeooo:paragraph-rsid="0014e715" style:font-weight-asian="bold" style:font-weight-complex="bold"/>
    </style:style>
    <style:style style:name="P6" style:family="paragraph" style:parent-style-name="Standard">
      <style:text-properties fo:font-weight="bold" officeooo:rsid="00159dd7" officeooo:paragraph-rsid="00159dd7" style:font-weight-asian="bold" style:font-weight-complex="bold"/>
    </style:style>
    <style:style style:name="P7" style:family="paragraph" style:parent-style-name="Standard">
      <style:text-properties officeooo:rsid="0014e715" officeooo:paragraph-rsid="0014e715"/>
    </style:style>
    <style:style style:name="P8" style:family="paragraph" style:parent-style-name="Standard">
      <style:text-properties officeooo:rsid="0014e715" officeooo:paragraph-rsid="001bdf6a"/>
    </style:style>
    <style:style style:name="P9" style:family="paragraph" style:parent-style-name="Standard">
      <style:text-properties officeooo:rsid="00159dd7" officeooo:paragraph-rsid="00159d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0413"/>
    </style:style>
    <style:style style:name="T3" style:family="text">
      <style:text-properties officeooo:rsid="0018e230"/>
    </style:style>
    <style:style style:name="T4" style:family="text">
      <style:text-properties officeooo:rsid="0019fdd0"/>
    </style:style>
    <style:style style:name="T5" style:family="text">
      <style:text-properties officeooo:rsid="001bdf6a"/>
    </style:style>
    <style:style style:name="T6" style:family="text">
      <style:text-properties officeooo:rsid="001c3b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eneral Herman Cortes :</text:span> </text:p>
      <text:p text:style-name="P1"/>
      <text:p text:style-name="P1">Protéger sa fille, protéger l'ordre des choses "tel qu'il a toujours été", avoir une vision globale des problemes dans la vie comme dans la bataille. </text:p>
      <text:p text:style-name="P1">- "<text:span text:style-name="T2">Un homme de pouvoir doit savoir quand se tenir auprès de ses homme pour leurs insufler le courage, et quand les quitter pour leurs sauver la vie"</text:span></text:p>
      <text:p text:style-name="P1"/>
      <text:p text:style-name="P4">Sherife Terebant :</text:p>
      <text:p text:style-name="P1"/>
      <text:p text:style-name="P1">Se défaire de ses tourments, ne pas décevoir son père, être la meilleure dans tout, prendre la succession de son père. </text:p>
      <text:p text:style-name="P1">- "<text:span text:style-name="T2">Je respecte les exploits de mon père, mais je pense qu'on pourrait faire bien plus si on s'en donnait les moyens</text:span>"</text:p>
      <text:p text:style-name="P1"/>
      <text:p text:style-name="P4">Mia Bonalivar :</text:p>
      <text:p text:style-name="P1"><text:s/></text:p>
      <text:p text:style-name="P1">Construire un empire commercial pouvant rivaliser avec la famille Villatore.</text:p>
      <text:p text:style-name="P1">- "<text:span text:style-name="T2">Je garde mes amis proche de moi, et mes ennemi ... je leur voue une loyauté sans faille jusqu'a ce qu'il me donnent de quoi les renverser</text:span>"</text:p>
      <text:p text:style-name="P1"/>
      <text:p text:style-name="P4">Camare Di Fioreti :</text:p>
      <text:p text:style-name="P1"/>
      <text:p text:style-name="P1">Traquer tous les mécréant pratiquants de magie illégale, obéir aux instructions des dieux (via Consulat Divin)</text:p>
      <text:p text:style-name="P1">- "<text:span text:style-name="T2">Repentez vous ou vous subirez la colère des dieux dont je suis le bras armé</text:span>"</text:p>
      <text:p text:style-name="P1"/>
      <text:p text:style-name="P4">Silvère Béopane :</text:p>
      <text:p text:style-name="P1"/>
      <text:p text:style-name="P2">Agir pour sa guilde peu importe les moyens, atteindre les hautes spheres de la ville.</text:p>
      <text:p text:style-name="P2">- "<text:span text:style-name="T3">Gagner une partie c'est bien, mais il faut voir la vie comme un ensemble de jeux dont les regles changent constament. Vous avez gagné, mais est-ce que votre adversaire a perdu ?</text:span>"</text:p>
      <text:p text:style-name="P2"/>
      <text:p text:style-name="P5">Doa Mizume :</text:p>
      <text:p text:style-name="P2"/>
      <text:p text:style-name="P2">Mettre en place tout ce qu'il faut pour l'enlevement <text:s/>de Sherife</text:p>
      <text:p text:style-name="P2">- "<text:span text:style-name="T3">Je sers ceux qui de donnent de quoi vivre</text:span>"</text:p>
      <text:p text:style-name="P2"/>
      <text:p text:style-name="P5">Pedro Madavar :</text:p>
      <text:p text:style-name="P2"/>
      <text:p text:style-name="P2">Découvrir les plus précieuses pièces de collections et antiquités</text:p>
      <text:p text:style-name="P2">- "<text:span text:style-name="T3">Ceci ... ceci vaut tout l'or du monde pour quelqu'un s"y connaissant un tant soit peu ... encore faut-il savoir ce que c'est.</text:span>"</text:p>
      <text:p text:style-name="P2"/>
      <text:p text:style-name="P2"><text:span text:style-name="T1">Erinoa Zoakam :</text:span> </text:p>
      <text:p text:style-name="P2"/>
      <text:p text:style-name="P2">Obtenir un tatouage touareg, vogue au grès du commerce pour l'art et la beauté du voyage, poèsie</text:p>
      <text:p text:style-name="P2">- "<text:span text:style-name="T3">La vie est un chemin dont les rencontres sont des tournant, moi je passe par la forêt</text:span>"</text:p>
      <text:p text:style-name="P2"/>
      <text:p text:style-name="P5">Franco Sabri :</text:p>
      <text:p text:style-name="P2"/>
      <text:p text:style-name="P2">Valorise sa sécurité et son petit confort, veut avoir des info croustillantes à revendre ou pour faire pression.</text:p>
      <text:p text:style-name="P8"><text:soft-page-break/>- "<text:span text:style-name="T4">M'en fout, je veux des avancées d'ici demain, *soupir de gros* me dérangez pas ce soir ... ma femme a fait du pot au feu"</text:span></text:p>
      <text:p text:style-name="P2"/>
      <text:p text:style-name="P5">Emir Souffre-Sang:</text:p>
      <text:p text:style-name="P2"/>
      <text:p text:style-name="P2">Offrir à son maître le plus beau des cadeaux.</text:p>
      <text:p text:style-name="P2">- "<text:span text:style-name="T5">Messieurs, faites preuve d'un peu de sang froid, le désert est déjà assez chaud comme ça.</text:span>"</text:p>
      <text:p text:style-name="P2"/>
      <text:p text:style-name="P5">Kaguro Raçao :</text:p>
      <text:p text:style-name="P2"/>
      <text:p text:style-name="P2">Mêler le trouble dans la destinée manipulée par les dieux</text:p>
      <text:p text:style-name="P2">- "<text:span text:style-name="T5">Ne faites jamais ce qu'on attend de vous. Sauf si c'est précisement ce qu'on attend de vous, dans ce cas, faites précisément ce qu'on attend de vous.</text:span>"</text:p>
      <text:p text:style-name="P2"/>
      <text:p text:style-name="P6">Alinea Vabrinka :</text:p>
      <text:p text:style-name="P3"/>
      <text:p text:style-name="P3">Espionner pour le consulat divin, entrer au services d'un roi ou d'une personne importante.</text:p>
      <text:p text:style-name="P3">- "<text:span text:style-name="T6">La main des puissant doit être forcée pour accomplir la volonté des dieux</text:span>"</text:p>
      <text:p text:style-name="P3"/>
      <text:p text:style-name="P6">Felipe Del Caria:</text:p>
      <text:p text:style-name="P3"/>
      <text:p text:style-name="P3">Se débarasser des mages trop puissants à son gout</text:p>
      <text:p text:style-name="P3"/>
      <text:p text:style-name="P3"><text:span text:style-name="T1">Maquerelle</text:span> : </text:p>
      <text:p text:style-name="P3"/>
      <text:p text:style-name="P3">Protéger ses filles</text:p>
      <text:p text:style-name="P3"/>
      <text:p text:style-name="P6">Turpish Zamileid :</text:p>
      <text:p text:style-name="P3"/>
      <text:p text:style-name="P3">Se débarasser des mages qu'il juge immoral</text:p>
      <text:p text:style-name="P3"/>
      <text:p text:style-name="P6">Alphonso Mitabire :</text:p>
      <text:p text:style-name="P3"/>
      <text:p text:style-name="P3">Se débarasser des mages trop puissants à son gout, créer un business florisant sans prendre trop de risque</text:p>
      <text:p text:style-name="P3"/>
      <text:p text:style-name="P3"><text:span text:style-name="T1">Malika Deux-Lune :</text:span> </text:p>
      <text:p text:style-name="P3"/>
      <text:p text:style-name="P3">Offrir aux démuni une vie meilleure, sécuriser l'activité qui offre du travail à ceux ci.</text:p>
      <text:p text:style-name="P3"/>
      <text:p text:style-name="P6">Valentina Iriness :</text:p>
      <text:p text:style-name="P3"/>
      <text:p text:style-name="P3">Achever le travail de l'Emir et de Doa pour l'enlevement de Mizum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2S</meta:editing-duration>
    <meta:editing-cycles>7</meta:editing-cycles>
    <meta:generator>LibreOffice/5.4.7.2$Windows_X86_64 LibreOffice_project/c838ef25c16710f8838b1faec480ebba495259d0</meta:generator>
    <dc:date>2021-02-07T23:48:21.951000000</dc:date>
    <meta:document-statistic meta:table-count="0" meta:image-count="0" meta:object-count="0" meta:page-count="2" meta:paragraph-count="49" meta:word-count="557" meta:character-count="3121" meta:non-whitespace-character-count="2604"/>
    <meta:user-defined meta:name="Info 1"/>
    <meta:user-defined meta:name="Info 2"/>
    <meta:user-defined meta:name="Info 3"/>
    <meta:user-defined meta:name="Info 4"/>
  </office:meta>
</office:document-meta>
</file>